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Double_20_Arrow" draw:marker-end-width="0.352cm" draw:fill="none" draw:textarea-vertical-align="middle" fo:padding-top="0.142cm" fo:padding-bottom="0.142cm" fo:padding-left="0.267cm" fo:padding-right="0.267cm" style:protect="position size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27cm" fo:min-width="0cm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font-size="16pt"/>
    </style:style>
    <style:style style:name="P3" style:family="paragraph">
      <loext:graphic-properties draw:fill="none" draw:fill-color="#ffffff"/>
      <style:paragraph-properties fo:text-align="end"/>
      <style:text-properties style:font-name="Lato" fo:font-size="16pt" style:font-size-asian="16pt" style:font-size-complex="16pt"/>
    </style:style>
    <style:style style:name="P4" style:family="paragraph">
      <style:paragraph-properties fo:text-align="end"/>
      <style:text-properties fo:color="#666666" fo:font-size="12pt"/>
    </style:style>
    <style:style style:name="P5" style:family="paragraph">
      <loext:graphic-properties draw:fill="none" draw:fill-color="#ffffff"/>
      <style:paragraph-properties fo:text-align="end"/>
      <style:text-properties fo:color="#666666" style:font-name="Lato" fo:font-size="12pt" style:font-size-asian="16pt" style:font-size-complex="16pt"/>
    </style:style>
    <style:style style:name="T1" style:family="text">
      <style:text-properties style:font-name="Lato" fo:font-size="16pt" style:font-size-asian="16pt" style:font-size-complex="16pt"/>
    </style:style>
    <style:style style:name="T2" style:family="text">
      <style:text-properties fo:color="#666666" style:font-name="Lato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312cm" svg:y1="0.407cm" svg:x2="18.312cm" svg:y2="0.407cm">
          <text:p/>
        </draw:line>
        <draw:line draw:style-name="gr1" draw:text-style-name="P1" draw:layer="layout" svg:x1="5.312cm" svg:y1="3.407cm" svg:x2="18.312cm" svg:y2="3.432cm">
          <text:p/>
        </draw:line>
        <draw:line draw:style-name="gr2" draw:text-style-name="P1" draw:layer="layout" svg:x1="5.312cm" svg:y1="6.407cm" svg:x2="18.312cm" svg:y2="6.407cm">
          <text:p/>
        </draw:line>
        <draw:frame draw:style-name="gr3" draw:text-style-name="P3" draw:layer="layout" svg:width="4.515cm" svg:height="0.814cm" svg:x="0.666cm" svg:y="0cm">
          <draw:text-box>
            <text:p text:style-name="P2"><text:span text:style-name="T1">Loading Threads</text:span></text:p>
          </draw:text-box>
        </draw:frame>
        <draw:frame draw:style-name="gr4" draw:text-style-name="P3" draw:layer="layout" svg:width="5.789cm" svg:height="0.941cm" svg:x="0cm" svg:y="2.949cm">
          <draw:text-box>
            <text:p text:style-name="P2"><text:span text:style-name="T1">Processing Threads</text:span></text:p>
          </draw:text-box>
        </draw:frame>
        <draw:frame draw:style-name="gr5" draw:text-style-name="P3" draw:layer="layout" svg:width="4.011cm" svg:height="1.377cm" svg:x="1.27cm" svg:y="5.719cm">
          <draw:text-box>
            <text:p text:style-name="P2"><text:span text:style-name="T1">Saving Thread</text:span></text:p>
          </draw:text-box>
        </draw:frame>
        <draw:line draw:style-name="gr6" draw:text-style-name="P1" draw:layer="layout" svg:x1="7.059cm" svg:y1="0.592cm" svg:x2="7.059cm" svg:y2="3.132cm">
          <text:p/>
        </draw:line>
        <draw:line draw:style-name="gr6" draw:text-style-name="P1" draw:layer="layout" svg:x1="16.563cm" svg:y1="3.694cm" svg:x2="16.563cm" svg:y2="6.234cm">
          <text:p/>
        </draw:line>
        <draw:frame draw:style-name="gr7" draw:text-style-name="P5" draw:layer="layout" svg:width="5.595cm" svg:height="0.679cm" svg:x="7.44cm" svg:y="1.408cm">
          <draw:text-box>
            <text:p text:style-name="P4"><text:span text:style-name="T2">Delivering data from TDMS</text:span></text:p>
          </draw:text-box>
        </draw:frame>
        <draw:frame draw:style-name="gr7" draw:text-style-name="P5" draw:layer="layout" svg:width="5.294cm" svg:height="0.679cm" svg:x="10.882cm" svg:y="4.556cm">
          <draw:text-box>
            <text:p text:style-name="P4"><text:span text:style-name="T2">Delivering processed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.3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Isken</meta:initial-creator>
    <meta:creation-date>2021-03-12T11:46:15.198187392</meta:creation-date>
    <dc:date>2021-03-12T12:18:09.831533351</dc:date>
    <dc:creator>Marius Isken</dc:creator>
    <meta:editing-duration>PT21M43S</meta:editing-duration>
    <meta:editing-cycles>3</meta:editing-cycles>
    <meta:generator>LibreOffice/6.1.5.2$Linux_X86_64 LibreOffice_project/10$Build-2</meta:generator>
    <meta:document-statistic meta:object-count="10"/>
  </office:meta>
</office:document-meta>
</file>